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44cm" fo:min-width="3.05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544cm" fo:min-width="2.92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052cm" fo:min-width="2.8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175cm" svg:x="1.508cm" svg:y="5.699cm">
          <text:p text:style-name="P1">Us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937cm" svg:y1="7.096cm" svg:x2="9.763cm" svg:y2="7.096cm">
          <text:p text:style-name="P1"><text:span text:style-name="T1">1:Send Credentials</text:span></text:p>
          <text:p text:style-name="P1"/>
        </draw:line>
        <draw:custom-shape draw:style-name="gr3" draw:text-style-name="P2" xml:id="id1" draw:id="id1" draw:layer="layout" svg:width="3.556cm" svg:height="2.794cm" svg:x="9.636cm" svg:y="5.953cm">
          <text:p text:style-name="P1">Registrar </text:p>
          <text:p text:style-name="P1">Serv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29cm" svg:height="2.794cm" svg:x="17.383cm" svg:y="5.699cm">
          <text:p text:style-name="P1">Location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938cm" svg:y1="7.35cm" svg:x2="17.51cm" svg:y2="7.35cm">
          <text:p text:style-name="P1"><text:span text:style-name="T1">2:Store User's IP</text:span></text:p>
          <text:p text:style-name="P1"><text:s/></text:p>
        </draw:line>
        <draw:custom-shape draw:style-name="gr5" draw:text-style-name="P3" xml:id="id2" draw:id="id2" draw:layer="layout" svg:width="3.302cm" svg:height="3.302cm" svg:x="9.763cm" svg:y="11.668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1.414cm" svg:y1="8.747cm" svg:x2="11.414cm" svg:y2="11.668cm" draw:start-shape="id1" draw:start-glue-point="2" draw:end-shape="id2" draw:end-glue-point="0" svg:d="M11414 8747v2921" svg:viewBox="0 0 1 2922">
          <text:p/>
        </draw:connector>
        <draw:frame draw:style-name="gr7" draw:text-style-name="P4" draw:layer="layout" svg:width="6.103cm" svg:height="1.673cm" svg:x="11.541cm" svg:y="10.271cm">
          <draw:text-box>
            <text:p>3: Store Credential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3:45:39.540000000</meta:creation-date>
    <dc:date>2016-03-13T13:56:05.325000000</dc:date>
    <meta:editing-duration>PT10M28S</meta:editing-duration>
    <meta:editing-cycles>1</meta:editing-cycles>
    <meta:document-statistic meta:object-count="8"/>
    <meta:generator>LibreOffice/4.4.3.2$Windows_x86 LibreOffice_project/88805f81e9fe61362df02b9941de8e38a9b5fd16</meta:generator>
  </office:meta>
</office:document-meta>
</file>